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organizacion-del-sistema-sanitario-espanol.js<text:line-break/>02-niveles-de-atencion-sanitaria.js<text:line-break/>03-economia-de-la-salud.js<text:line-break/>04-empresa-y-gestion-sanitaria.js<text:line-break/>05-documentacion-clinica.js<text:line-break/>06-gestion-de-almacenes-sanitarios.js<text:line-break/>07-documentacion-de-compraventa-sanitaria.js<text:line-break/>08-concepto-y-determinantes-de-salud.js<text:line-break/>09-educacion-sanitaria-modelos-y-agentes.js<text:line-break/>10-planificacion-en-educacion-sanitaria.js<text:line-break/>11-evaluacion-en-educacion-sanitaria.js<text:line-break/>12-tecnologia-educativa-en-salud.js<text:line-break/>13-psicologia-evolutiva.js<text:line-break/>14-comunicacion-con-el-paciente.js<text:line-break/>15-encuestas-y-muestreo-sanitario.js<text:line-break/>16-indicadores-del-estado-de-salud.js<text:line-break/>17-epidemiologia-y-riesgos.js<text:line-break/>18-estadistica-y-ensayo-clinico.js<text:line-break/>19-informatica-en-gestion-sanitaria.js<text:line-break/>20-calidad-y-deontologia-sanitaria.js<text:line-break/>21-desinfeccion-y-esterilizacion.js<text:line-break/>22-necropsia-legislacion-y-documentacion.js<text:line-break/>23-muestras-necropsicas.js<text:line-break/>24-acondicionamiento-del-cadaver.js<text:line-break/>25-apertura-y-evisceracion.js<text:line-break/>26-anatomia-patologica-snc.js<text:line-break/>27-anatomia-patologica-torax.js<text:line-break/>28-anatomia-patologica-abdomen.js<text:line-break/>29-anatomia-patologica-pelvis.js<text:line-break/>30-anatomia-patologica-piel-y-locomotor.js<text:line-break/>31-diagnostico-citologico-ginecologico.js<text:line-break/>32-citopatologia-ginecologica-y-mamaria.js<text:line-break/>33-citologia-no-ginecologica-normal.js<text:line-break/>34-citologia-no-ginecologica-tumoral.js<text:line-break/>35-citologia-no-ginecologica-inflamatoria.js<text:line-break/>36-trastornos-alimentarios.js<text:line-break/>37-obesidad-y-tratamiento-dietetico.js<text:line-break/>38-valoracion-nutricional.js<text:line-break/>39-dislipemias-y-alimentacion.js<text:line-break/>40-malabsorcion-intestinal.js<text:line-break/>41-patologia-hepatica-y-pancreatica.js<text:line-break/>42-alteraciones-hidroelectroliticas.js<text:line-break/>43-dieta-y-diabetes.js<text:line-break/>44-soporte-nutricional-critico.js<text:line-break/>45-dietas-diagnosticas.js<text:line-break/>46-nutricion-artificial.js<text:line-break/><text:soft-page-break/>47-dieta-y-cardiovascular.js<text:line-break/>48-epidemiologia-nutricional.js<text:line-break/>49-prevencion-odontologica.js<text:line-break/>50-epidemiologia-oral.js<text:line-break/>51-sistemas-de-informacion-sanitaria.js<text:line-break/>52-gestion-de-informacion-sanitaria.js<text:line-break/>53-codificacion-clinica.js<text:line-break/>54-informatica-en-documentacion-sanitaria.js<text:line-break/>55-proteccion-de-datos-sanitarios.js<text:line-break/>56-topografia-humana.js<text:line-break/>57-aparato-locomotor.js<text:line-break/>58-sistema-nervioso.js<text:line-break/>59-sistema-endocrino.js<text:line-break/>60-aparato-digestivo.js<text:line-break/>61-aparato-respiratorio.js<text:line-break/>62-aparato-circulatorio.js<text:line-break/>63-aparato-urinario.js<text:line-break/>64-aparato-genital-femenino-y-mama.js<text:line-break/>65-piel-macro-y-microscopia.js<text:line-break/>66-fisiologia-cutanea.js<text:line-break/>67-lesiones-cutaneas.js<text:line-break/>68-urgencias-vitales.js<text:line-break/>69-higiene-y-profilaxis.js<text:line-break/>70-reglamentacion-sanitaria-profesional.js<text:line-break/>71-sanidad-exterior-y-prevencion.j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18:14:51.050000000</meta:creation-date>
    <dc:date>2026-02-25T09:27:42.869000000</dc:date>
    <meta:editing-duration>PT3M27S</meta:editing-duration>
    <meta:editing-cycles>4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1" meta:word-count="71" meta:character-count="2389" meta:non-whitespace-character-count="2319"/>
  </office:meta>
</office:document-meta>
</file>